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0" style:family="table-column">
      <style:table-column-properties fo:break-before="auto" style:column-width="4.48cm"/>
    </style:style>
    <style:style style:name="co31" style:family="table-column">
      <style:table-column-properties fo:break-before="auto" style:column-width="12.455cm"/>
    </style:style>
    <style:style style:name="co32" style:family="table-column">
      <style:table-column-properties fo:break-before="auto" style:column-width="5.639cm"/>
    </style:style>
    <style:style style:name="co33" style:family="table-column">
      <style:table-column-properties fo:break-before="auto" style:column-width="6.144cm"/>
    </style:style>
    <style:style style:name="co34" style:family="table-column">
      <style:table-column-properties fo:break-before="auto" style:column-width="9.491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281cm"/>
    </style:style>
    <style:style style:name="co37" style:family="table-column">
      <style:table-column-properties fo:break-before="auto" style:column-width="6.211cm"/>
    </style:style>
    <style:style style:name="co9" style:family="table-column">
      <style:table-column-properties fo:break-before="auto" style:column-width="2.087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6.705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4.855cm"/>
    </style:style>
    <style:style style:name="co15" style:family="table-column">
      <style:table-column-properties fo:break-before="auto" style:column-width="9.033cm"/>
    </style:style>
    <style:style style:name="co16" style:family="table-column">
      <style:table-column-properties fo:break-before="auto" style:column-width="5.329cm"/>
    </style:style>
    <style:style style:name="co17" style:family="table-column">
      <style:table-column-properties fo:break-before="auto" style:column-width="3.351cm"/>
    </style:style>
    <style:style style:name="co18" style:family="table-column">
      <style:table-column-properties fo:break-before="auto" style:column-width="10.197cm"/>
    </style:style>
    <style:style style:name="co19" style:family="table-column">
      <style:table-column-properties fo:break-before="auto" style:column-width="9.103cm"/>
    </style:style>
    <style:style style:name="co20" style:family="table-column">
      <style:table-column-properties fo:break-before="auto" style:column-width="5.082cm"/>
    </style:style>
    <style:style style:name="co21" style:family="table-column">
      <style:table-column-properties fo:break-before="auto" style:column-width="3.81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11.714cm"/>
    </style:style>
    <style:style style:name="co24" style:family="table-column">
      <style:table-column-properties fo:break-before="auto" style:column-width="9.456cm"/>
    </style:style>
    <style:style style:name="co25" style:family="table-column">
      <style:table-column-properties fo:break-before="auto" style:column-width="3.598cm"/>
    </style:style>
    <style:style style:name="co26" style:family="table-column">
      <style:table-column-properties fo:break-before="auto" style:column-width="2.928cm"/>
    </style:style>
    <style:style style:name="co27" style:family="table-column">
      <style:table-column-properties fo:break-before="auto" style:column-width="8.574cm"/>
    </style:style>
    <style:style style:name="co28" style:family="table-column">
      <style:table-column-properties fo:break-before="auto" style:column-width="6.951cm"/>
    </style:style>
    <style:style style:name="co29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cm" fo:break-before="auto" style:use-optimal-row-height="true"/>
    </style:style>
    <style:style style:name="ro5" style:family="table-row">
      <style:table-row-properties style:row-height="0.688cm" fo:break-before="auto" style:use-optimal-row-height="false"/>
    </style:style>
    <style:style style:name="ta6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28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4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47" style:family="table-cell" style:parent-style-name="Default" style:data-style-name="N164"/>
    <style:style style:name="ce14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diagonal-bl-tr="none" style:diagonal-tl-br="none" fo:border="0.74pt solid #000000" style:rotation-align="none"/>
    </style:style>
    <style:style style:name="ce154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6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40" style:family="table-cell" style:parent-style-name="Default">
      <style:table-cell-properties style:diagonal-bl-tr="none" style:diagonal-tl-br="none" fo:border="0.74pt solid #000000" style:rotation-align="none"/>
    </style:style>
    <style:style style:name="ce2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3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68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7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7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26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6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45" style:family="table-cell" style:parent-style-name="Default" style:data-style-name="N164"/>
    <style:style style:name="ce150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diagonal-bl-tr="none" style:diagonal-tl-br="none" fo:border="0.74pt solid #000000" style:rotation-align="none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7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3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6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ce145"/>
        <table:table-column table:style-name="co33" table:default-cell-style-name="ce145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number-columns-repeated="55" table:default-cell-style-name="Default"/>
        <table:table-row table:style-name="ro1">
          <table:table-cell table:style-name="ce111" office:value-type="string" calcext:value-type="string">
            <text:p>BAIRRO</text:p>
          </table:table-cell>
          <table:table-cell table:style-name="ce119" office:value-type="string" calcext:value-type="string">
            <text:p>NOME</text:p>
          </table:table-cell>
          <table:table-cell table:style-name="ce136" office:value-type="string" calcext:value-type="string">
            <text:p>X</text:p>
          </table:table-cell>
          <table:table-cell table:style-name="ce136" office:value-type="string" calcext:value-type="string">
            <text:p>Y</text:p>
          </table:table-cell>
          <table:table-cell table:style-name="ce119" office:value-type="string" calcext:value-type="string">
            <text:p>TIP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style-name="ce170" office:value-type="string" calcext:value-type="string">
            <text:p>PRIORIDADE</text:p>
          </table:table-cell>
          <table:table-cell table:style-name="ce170" office:value-type="string" calcext:value-type="string">
            <text:p>ESTADO DO EQUIPAMENTO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Default" office:value-type="float" office:value="-46.6108746898651" calcext:value-type="float">
            <text:p>-46,6108746898651</text:p>
          </table:table-cell>
          <table:table-cell table:style-name="Default" office:value-type="float" office:value="-23.7710929309472" calcext:value-type="float">
            <text:p>-23,7710929309472</text:p>
          </table:table-cell>
          <table:table-cell table:style-name="ce120" office:value-type="string" calcext:value-type="string">
            <text:p>EDUCAÇÃO</text:p>
          </table:table-cell>
          <table:table-cell table:style-name="ce120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Default" office:value-type="float" office:value="-46.5990486727103" calcext:value-type="float">
            <text:p>-46,5990486727103</text:p>
          </table:table-cell>
          <table:table-cell table:style-name="Default" office:value-type="float" office:value="-23.7756857853178" calcext:value-type="float">
            <text:p>-23,7756857853178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Default" office:value-type="float" office:value="-46.5993021019963" calcext:value-type="float">
            <text:p>-46,5993021019963</text:p>
          </table:table-cell>
          <table:table-cell table:style-name="Default" office:value-type="float" office:value="-23.7755477078095" calcext:value-type="float">
            <text:p>-23,7755477078095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MANOEL DE BARROS</text:p>
          </table:table-cell>
          <table:table-cell table:style-name="Default" office:value-type="float" office:value="-46.5969231076642" calcext:value-type="float">
            <text:p>-46,5969231076642</text:p>
          </table:table-cell>
          <table:table-cell table:style-name="Default" office:value-type="float" office:value="-23.7767914062486" calcext:value-type="float">
            <text:p>-23,7767914062486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Default" office:value-type="float" office:value="-46.5906047568016" calcext:value-type="float">
            <text:p>-46,5906047568016</text:p>
          </table:table-cell>
          <table:table-cell table:style-name="Default" office:value-type="float" office:value="-23.7695963627091" calcext:value-type="float">
            <text:p>-23,7695963627091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PAULO MORANDO</text:p>
          </table:table-cell>
          <table:table-cell table:style-name="Default" office:value-type="float" office:value="-46.5900637349163" calcext:value-type="float">
            <text:p>-46,5900637349163</text:p>
          </table:table-cell>
          <table:table-cell table:style-name="Default" office:value-type="float" office:value="-23.7719046339639" calcext:value-type="float">
            <text:p>-23,7719046339639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Default" office:value-type="float" office:value="-46.5777391062489" calcext:value-type="float">
            <text:p>-46,5777391062489</text:p>
          </table:table-cell>
          <table:table-cell table:style-name="Default" office:value-type="float" office:value="-23.7710287061524" calcext:value-type="float">
            <text:p>-23,7710287061524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Default" office:value-type="float" office:value="-46.5770142339001" calcext:value-type="float">
            <text:p>-46,5770142339001</text:p>
          </table:table-cell>
          <table:table-cell table:style-name="Default" office:value-type="float" office:value="-23.7572920875032" calcext:value-type="float">
            <text:p>-23,7572920875032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2" office:value-type="string" calcext:value-type="string">
            <text:p>EMEB ISIDRO BATISTINI</text:p>
          </table:table-cell>
          <table:table-cell table:style-name="Default" office:value-type="float" office:value="-46.5775974979567" calcext:value-type="float">
            <text:p>-46,5775974979567</text:p>
          </table:table-cell>
          <table:table-cell table:style-name="Default" office:value-type="float" office:value="-23.7560309279262" calcext:value-type="float">
            <text:p>-23,7560309279262</text:p>
          </table:table-cell>
          <table:table-cell table:style-name="ce120" office:value-type="string" calcext:value-type="string">
            <text:p>EDUCAÇÃO</text:p>
          </table:table-cell>
          <table:table-cell table:style-name="ce122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style-name="ce158"/>
          <table:table-cell table:style-name="ce121"/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0" office:value-type="string" calcext:value-type="string">
            <text:p>UBS REPRESA</text:p>
          </table:table-cell>
          <table:table-cell table:style-name="Default" office:value-type="float" office:value="-46.5993298783936" calcext:value-type="float">
            <text:p>-46,5993298783936</text:p>
          </table:table-cell>
          <table:table-cell table:style-name="Default" office:value-type="float" office:value="-23.7754119676621" calcext:value-type="float">
            <text:p>-23,7754119676621</text:p>
          </table:table-cell>
          <table:table-cell table:style-name="ce121" office:value-type="string" calcext:value-type="string">
            <text:p>SAÚDE</text:p>
          </table:table-cell>
          <table:table-cell table:style-name="ce120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UBS BATISTINI</text:p>
          </table:table-cell>
          <table:table-cell table:style-name="Default" office:value-type="float" office:value="-46.581988686025" calcext:value-type="float">
            <text:p>-46,581988686025</text:p>
          </table:table-cell>
          <table:table-cell table:style-name="Default" office:value-type="float" office:value="-23.7540716126893" calcext:value-type="float">
            <text:p>-23,7540716126893</text:p>
          </table:table-cell>
          <table:table-cell table:style-name="ce121" office:value-type="string" calcext:value-type="string">
            <text:p>SAÚDE</text:p>
          </table:table-cell>
          <table:table-cell table:style-name="ce121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38" office:value-type="float" office:value="-46.60221" calcext:value-type="float">
            <text:p>-46,6022100000000</text:p>
          </table:table-cell>
          <table:table-cell table:style-name="ce138" office:value-type="float" office:value="-23.7718" calcext:value-type="float">
            <text:p>-23,7718000000000</text:p>
          </table:table-cell>
          <table:table-cell table:style-name="ce123" office:value-type="string" calcext:value-type="string">
            <text:p>COLETA SELETIVA</text:p>
          </table:table-cell>
          <table:table-cell table:style-name="ce123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style-name="ce157" office:value-type="float" office:value="2" calcext:value-type="float">
            <text:p>2</text:p>
          </table:table-cell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112" office:value-type="string" calcext:value-type="string">
            <text:p>BATISTINI</text:p>
          </table:table-cell>
          <table:table-cell table:style-name="ce124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24" office:value-type="string" calcext:value-type="string">
            <text:p>REQUALIFICAÇÃO DE ÁREAS URBANAS </text:p>
          </table:table-cell>
          <table:table-cell table:style-name="ce125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style-name="ce157"/>
          <table:table-cell table:style-name="ce121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24" office:value-type="string" calcext:value-type="string">
            <text:p>REQUALIFICAÇÃO DE ÁREAS URBANAS </text:p>
          </table:table-cell>
          <table:table-cell table:style-name="ce121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style-name="ce158"/>
          <table:table-cell table:style-name="ce121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BATISTINI</text:p>
          </table:table-cell>
          <table:table-cell table:style-name="ce121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24" office:value-type="string" calcext:value-type="string">
            <text:p>REQUALIFICAÇÃO DE ÁREAS URBANAS </text:p>
          </table:table-cell>
          <table:table-cell table:style-name="ce121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style-name="ce158"/>
          <table:table-cell table:style-name="ce172" office:value-type="string" calcext:value-type="string">
            <text:p>JÁ REALIZADA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BOTUJURU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Default" office:value-type="float" office:value="-46.5360881823647" calcext:value-type="float">
            <text:p>-46,5360881823647</text:p>
          </table:table-cell>
          <table:table-cell table:style-name="Default" office:value-type="float" office:value="-23.7602600617931" calcext:value-type="float">
            <text:p>-23,7602600617931</text:p>
          </table:table-cell>
          <table:table-cell table:style-name="ce120" office:value-type="string" calcext:value-type="string">
            <text:p>EDUCAÇÃO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BOTUJURU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Default" office:value-type="float" office:value="-46.5492955659576" calcext:value-type="float">
            <text:p>-46,5492955659576</text:p>
          </table:table-cell>
          <table:table-cell table:style-name="Default" office:value-type="float" office:value="-23.7487770296164" calcext:value-type="float">
            <text:p>-23,7487770296164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BOTUJURU</text:p>
          </table:table-cell>
          <table:table-cell table:style-name="ce121" office:value-type="string" calcext:value-type="string">
            <text:p>EMEB TEREZA DELTA </text:p>
          </table:table-cell>
          <table:table-cell table:style-name="Default" office:value-type="float" office:value="-46.5495417992955" calcext:value-type="float">
            <text:p>-46,5495417992955</text:p>
          </table:table-cell>
          <table:table-cell table:style-name="Default" office:value-type="float" office:value="-23.7463724908746" calcext:value-type="float">
            <text:p>-23,7463724908746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113" office:value-type="string" calcext:value-type="string">
            <text:p>BOTUJURU</text:p>
          </table:table-cell>
          <table:table-cell table:style-name="ce125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25" office:value-type="string" calcext:value-type="string">
            <text:p>REQUALIFICAÇÃO DE ÁREAS URBANA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style-name="ce157"/>
          <table:table-cell table:style-name="ce121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Default" office:value-type="float" office:value="-46.5973061251337" calcext:value-type="float">
            <text:p>-46,5973061251337</text:p>
          </table:table-cell>
          <table:table-cell table:style-name="Default" office:value-type="float" office:value="-23.7599461690349" calcext:value-type="float">
            <text:p>-23,7599461690349</text:p>
          </table:table-cell>
          <table:table-cell table:style-name="ce120" office:value-type="string" calcext:value-type="string">
            <text:p>EDUCAÇÃO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2 BOSCO PRERADOVIC</text:p>
          </table:table-cell>
          <table:table-cell table:style-name="Default" office:value-type="float" office:value="-46.6037189653389" calcext:value-type="float">
            <text:p>-46,6037189653389</text:p>
          </table:table-cell>
          <table:table-cell table:style-name="Default" office:value-type="float" office:value="-23.7548499176725" calcext:value-type="float">
            <text:p>-23,7548499176725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3 FERNANDO PESSOA</text:p>
          </table:table-cell>
          <table:table-cell table:style-name="Default" office:value-type="float" office:value="-46.601733855672" calcext:value-type="float">
            <text:p>-46,601733855672</text:p>
          </table:table-cell>
          <table:table-cell table:style-name="Default" office:value-type="float" office:value="-23.7521704892073" calcext:value-type="float">
            <text:p>-23,7521704892073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Default" office:value-type="float" office:value="-46.6008505661897" calcext:value-type="float">
            <text:p>-46,6008505661897</text:p>
          </table:table-cell>
          <table:table-cell table:style-name="Default" office:value-type="float" office:value="-23.7513398369899" calcext:value-type="float">
            <text:p>-23,7513398369899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Default" office:value-type="float" office:value="-46.5964181163576" calcext:value-type="float">
            <text:p>-46,5964181163576</text:p>
          </table:table-cell>
          <table:table-cell table:style-name="Default" office:value-type="float" office:value="-23.7450555294922" calcext:value-type="float">
            <text:p>-23,7450555294922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Default" office:value-type="float" office:value="-46.5961103044294" calcext:value-type="float">
            <text:p>-46,5961103044294</text:p>
          </table:table-cell>
          <table:table-cell table:style-name="Default" office:value-type="float" office:value="-23.7447516820935" calcext:value-type="float">
            <text:p>-23,7447516820935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Default" office:value-type="float" office:value="-46.590839879214" calcext:value-type="float">
            <text:p>-46,590839879214</text:p>
          </table:table-cell>
          <table:table-cell table:style-name="Default" office:value-type="float" office:value="-23.7348547195593" calcext:value-type="float">
            <text:p>-23,7348547195593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Default" office:value-type="float" office:value="-46.6044069273695" calcext:value-type="float">
            <text:p>-46,6044069273695</text:p>
          </table:table-cell>
          <table:table-cell table:style-name="Default" office:value-type="float" office:value="-23.7405389770625" calcext:value-type="float">
            <text:p>-23,7405389770625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Default" office:value-type="float" office:value="-46.6123976560693" calcext:value-type="float">
            <text:p>-46,6123976560693</text:p>
          </table:table-cell>
          <table:table-cell table:style-name="Default" office:value-type="float" office:value="-23.7449889605433" calcext:value-type="float">
            <text:p>-23,7449889605433</text:p>
          </table:table-cell>
          <table:table-cell table:style-name="ce120" office:value-type="string" calcext:value-type="string">
            <text:p>EDUCAÇÃO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Default" office:value-type="float" office:value="-46.6248847432521" calcext:value-type="float">
            <text:p>-46,6248847432521</text:p>
          </table:table-cell>
          <table:table-cell table:style-name="Default" office:value-type="float" office:value="-23.7528227270717" calcext:value-type="float">
            <text:p>-23,7528227270717</text:p>
          </table:table-cell>
          <table:table-cell table:style-name="ce120" office:value-type="string" calcext:value-type="string">
            <text:p>EDUCAÇÃ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0" office:value-type="string" calcext:value-type="string">
            <text:p>UBS 1 ORQUÍDEAS</text:p>
          </table:table-cell>
          <table:table-cell table:style-name="Default" office:value-type="float" office:value="-46.6009680552582" calcext:value-type="float">
            <text:p>-46,6009680552582</text:p>
          </table:table-cell>
          <table:table-cell table:style-name="Default" office:value-type="float" office:value="-23.7513205592615" calcext:value-type="float">
            <text:p>-23,7513205592615</text:p>
          </table:table-cell>
          <table:table-cell table:style-name="ce120" office:value-type="string" calcext:value-type="string">
            <text:p>SAÚDE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Default" office:value-type="float" office:value="-46.5938486559637" calcext:value-type="float">
            <text:p>-46,5938486559637</text:p>
          </table:table-cell>
          <table:table-cell table:style-name="Default" office:value-type="float" office:value="-23.7523694275364" calcext:value-type="float">
            <text:p>-23,7523694275364</text:p>
          </table:table-cell>
          <table:table-cell table:style-name="ce120" office:value-type="string" calcext:value-type="string">
            <text:p>SAÚDE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UBS 3 UNIÃO</text:p>
          </table:table-cell>
          <table:table-cell table:style-name="Default" office:value-type="float" office:value="-46.6056785770234" calcext:value-type="float">
            <text:p>-46,6056785770234</text:p>
          </table:table-cell>
          <table:table-cell table:style-name="Default" office:value-type="float" office:value="-23.744246204294" calcext:value-type="float">
            <text:p>-23,744246204294</text:p>
          </table:table-cell>
          <table:table-cell table:style-name="ce120" office:value-type="string" calcext:value-type="string">
            <text:p>SAÚDE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style-name="ce158"/>
          <table:table-cell table:style-name="ce172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DOS ALVARENGA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Default" office:value-type="float" office:value="-46.5981969163359" calcext:value-type="float">
            <text:p>-46,5981969163359</text:p>
          </table:table-cell>
          <table:table-cell table:style-name="Default" office:value-type="float" office:value="-23.7412986413704" calcext:value-type="float">
            <text:p>-23,7412986413704</text:p>
          </table:table-cell>
          <table:table-cell table:style-name="ce120" office:value-type="string" calcext:value-type="string">
            <text:p>SAÚDE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style-name="ce163"/>
          <table:table-cell table:style-name="ce172" office:value-type="string" calcext:value-type="string">
            <text:p>REFORMA</text:p>
          </table:table-cell>
          <table:table-cell table:number-columns-repeated="55"/>
        </table:table-row>
        <table:table-row table:style-name="ro3">
          <table:table-cell table:style-name="ce114" office:value-type="string" calcext:value-type="string">
            <text:p>DOS ALVARENGA</text:p>
          </table:table-cell>
          <table:table-cell table:style-name="ce126" office:value-type="string" calcext:value-type="string">
            <text:p>Alvarenga</text:p>
          </table:table-cell>
          <table:table-cell table:style-name="ce150" office:value-type="float" office:value="-46.6008194186" calcext:value-type="float">
            <text:p>-46,6008194186000</text:p>
          </table:table-cell>
          <table:table-cell table:style-name="ce150" office:value-type="float" office:value="-23.7423731842" calcext:value-type="float">
            <text:p>-23,7423731842000</text:p>
          </table:table-cell>
          <table:table-cell table:style-name="ce126" office:value-type="string" calcext:value-type="string">
            <text:p>BASE DE VIGILÂNCI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1" office:value-type="string" calcext:value-type="string">
            <text:p>BAV-01</text:p>
          </table:table-cell>
          <table:table-cell table:style-name="ce157"/>
          <table:table-cell table:style-name="ce121" office:value-type="string" calcext:value-type="string">
            <text:p>NOVO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DOS FINCO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Default" office:value-type="float" office:value="-46.5482504553056" calcext:value-type="float">
            <text:p>-46,5482504553056</text:p>
          </table:table-cell>
          <table:table-cell table:style-name="Default" office:value-type="float" office:value="-23.7947518068186" calcext:value-type="float">
            <text:p>-23,7947518068186</text:p>
          </table:table-cell>
          <table:table-cell table:style-name="ce120" office:value-type="string" calcext:value-type="string">
            <text:p>EDUCAÇÃO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DOS FINCO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Default" office:value-type="float" office:value="-46.5473746146321" calcext:value-type="float">
            <text:p>-46,5473746146321</text:p>
          </table:table-cell>
          <table:table-cell table:style-name="Default" office:value-type="float" office:value="-23.7962054395092" calcext:value-type="float">
            <text:p>-23,7962054395092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113" office:value-type="string" calcext:value-type="string">
            <text:p>DOS FINCO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Default" office:value-type="float" office:value="-46.5374841283533" calcext:value-type="float">
            <text:p>-46,5374841283533</text:p>
          </table:table-cell>
          <table:table-cell table:style-name="Default" office:value-type="float" office:value="-23.7922045499981" calcext:value-type="float">
            <text:p>-23,7922045499981</text:p>
          </table:table-cell>
          <table:table-cell table:style-name="ce127" office:value-type="string" calcext:value-type="string">
            <text:p>EDUCAÇÃO</text:p>
          </table:table-cell>
          <table:table-cell table:style-name="ce167" office:value-type="string" calcext:value-type="string">
            <text:p>R. Antônio Demarchi-Gaia (Jd Brooklin), 4 </text:p>
          </table:table-cell>
          <table:table-cell table:style-name="ce120" office:value-type="string" calcext:value-type="string">
            <text:p>ED-42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DOS FINCO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Default" office:value-type="float" office:value="-46.5377532555233" calcext:value-type="float">
            <text:p>-46,5377532555233</text:p>
          </table:table-cell>
          <table:table-cell table:style-name="Default" office:value-type="float" office:value="-23.7867204604688" calcext:value-type="float">
            <text:p>-23,7867204604688</text:p>
          </table:table-cell>
          <table:table-cell table:style-name="ce122" office:value-type="string" calcext:value-type="string">
            <text:p>EDUCAÇÃO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DOS FINCO</text:p>
          </table:table-cell>
          <table:table-cell table:style-name="ce120" office:value-type="string" calcext:value-type="string">
            <text:p>UBS FINCO</text:p>
          </table:table-cell>
          <table:table-cell table:style-name="Default" office:value-type="float" office:value="-46.5349931280946" calcext:value-type="float">
            <text:p>-46,5349931280946</text:p>
          </table:table-cell>
          <table:table-cell table:style-name="Default" office:value-type="float" office:value="-23.7890055209494" calcext:value-type="float">
            <text:p>-23,7890055209494</text:p>
          </table:table-cell>
          <table:table-cell table:style-name="ce120" office:value-type="string" calcext:value-type="string">
            <text:p>SAÚDE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4">
          <table:table-cell table:style-name="ce113" office:value-type="string" calcext:value-type="string">
            <text:p>DOS FINCO</text:p>
          </table:table-cell>
          <table:table-cell table:style-name="ce121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1" office:value-type="string" calcext:value-type="string">
            <text:p>REQUALIFICAÇÃO DE ÁREAS URBANAS </text:p>
          </table:table-cell>
          <table:table-cell table:style-name="ce127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style-name="ce157"/>
          <table:table-cell table:style-name="ce172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0" office:value-type="string" calcext:value-type="string">
            <text:p>EMEB VALTER CARMONA</text:p>
          </table:table-cell>
          <table:table-cell table:style-name="Default" office:value-type="float" office:value="-46.5481522236346" calcext:value-type="float">
            <text:p>-46,5481522236346</text:p>
          </table:table-cell>
          <table:table-cell table:style-name="Default" office:value-type="float" office:value="-23.7259146067379" calcext:value-type="float">
            <text:p>-23,7259146067379</text:p>
          </table:table-cell>
          <table:table-cell table:style-name="ce120" office:value-type="string" calcext:value-type="string">
            <text:p>EDUCAÇÃO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DI CAVALCANTI</text:p>
          </table:table-cell>
          <table:table-cell table:style-name="ce151" office:value-type="float" office:value="-46.5461224" calcext:value-type="float">
            <text:p>-46,5461224000000</text:p>
          </table:table-cell>
          <table:table-cell table:style-name="ce151" office:value-type="float" office:value="-23.7269174" calcext:value-type="float">
            <text:p>-23,7269174000000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Default" office:value-type="float" office:value="-46.5433513760574" calcext:value-type="float">
            <text:p>-46,5433513760574</text:p>
          </table:table-cell>
          <table:table-cell table:style-name="Default" office:value-type="float" office:value="-23.7247073744407" calcext:value-type="float">
            <text:p>-23,7247073744407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Default" office:value-type="float" office:value="-46.5426567481512" calcext:value-type="float">
            <text:p>-46,5426567481512</text:p>
          </table:table-cell>
          <table:table-cell table:style-name="Default" office:value-type="float" office:value="-23.7248587915934" calcext:value-type="float">
            <text:p>-23,7248587915934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Default" office:value-type="float" office:value="-46.5388088356878" calcext:value-type="float">
            <text:p>-46,5388088356878</text:p>
          </table:table-cell>
          <table:table-cell table:style-name="Default" office:value-type="float" office:value="-23.7229375345214" calcext:value-type="float">
            <text:p>-23,7229375345214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Default" office:value-type="float" office:value="-46.5371705785975" calcext:value-type="float">
            <text:p>-46,5371705785975</text:p>
          </table:table-cell>
          <table:table-cell table:style-name="Default" office:value-type="float" office:value="-23.7270987794805" calcext:value-type="float">
            <text:p>-23,7270987794805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Default" office:value-type="float" office:value="-46.5382172315188" calcext:value-type="float">
            <text:p>-46,5382172315188</text:p>
          </table:table-cell>
          <table:table-cell table:style-name="Default" office:value-type="float" office:value="-23.7285242032948" calcext:value-type="float">
            <text:p>-23,7285242032948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Default" office:value-type="float" office:value="-46.5412646704188" calcext:value-type="float">
            <text:p>-46,5412646704188</text:p>
          </table:table-cell>
          <table:table-cell table:style-name="Default" office:value-type="float" office:value="-23.7307604819213" calcext:value-type="float">
            <text:p>-23,7307604819213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Default" office:value-type="float" office:value="-46.5377652371833" calcext:value-type="float">
            <text:p>-46,5377652371833</text:p>
          </table:table-cell>
          <table:table-cell table:style-name="Default" office:value-type="float" office:value="-23.7343081479947" calcext:value-type="float">
            <text:p>-23,7343081479947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EUCLIDES DA CUNHA</text:p>
          </table:table-cell>
          <table:table-cell table:style-name="Default" office:value-type="float" office:value="-46.5360851103685" calcext:value-type="float">
            <text:p>-46,5360851103685</text:p>
          </table:table-cell>
          <table:table-cell table:style-name="Default" office:value-type="float" office:value="-23.7349118268159" calcext:value-type="float">
            <text:p>-23,7349118268159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Default" office:value-type="float" office:value="-46.5417179711665" calcext:value-type="float">
            <text:p>-46,5417179711665</text:p>
          </table:table-cell>
          <table:table-cell table:style-name="Default" office:value-type="float" office:value="-23.7359393978035" calcext:value-type="float">
            <text:p>-23,7359393978035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Default" office:value-type="float" office:value="-46.5383953448598" calcext:value-type="float">
            <text:p>-46,5383953448598</text:p>
          </table:table-cell>
          <table:table-cell table:style-name="Default" office:value-type="float" office:value="-23.7370109935837" calcext:value-type="float">
            <text:p>-23,7370109935837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ANTONIO DE LIMA</text:p>
          </table:table-cell>
          <table:table-cell table:style-name="Default" office:value-type="float" office:value="-46.5372687581351" calcext:value-type="float">
            <text:p>-46,5372687581351</text:p>
          </table:table-cell>
          <table:table-cell table:style-name="Default" office:value-type="float" office:value="-23.7371395964411" calcext:value-type="float">
            <text:p>-23,7371395964411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Default" office:value-type="float" office:value="-46.5384706306656" calcext:value-type="float">
            <text:p>-46,5384706306656</text:p>
          </table:table-cell>
          <table:table-cell table:style-name="Default" office:value-type="float" office:value="-23.7367393328857" calcext:value-type="float">
            <text:p>-23,7367393328857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Default" office:value-type="float" office:value="-46.5390656608707" calcext:value-type="float">
            <text:p>-46,5390656608707</text:p>
          </table:table-cell>
          <table:table-cell table:style-name="Default" office:value-type="float" office:value="-23.7381240879498" calcext:value-type="float">
            <text:p>-23,7381240879498</text:p>
          </table:table-cell>
          <table:table-cell table:style-name="ce120" office:value-type="string" calcext:value-type="string">
            <text:p>EDUCAÇÃO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0" office:value-type="string" calcext:value-type="string">
            <text:p>UBS SILVINA</text:p>
          </table:table-cell>
          <table:table-cell table:style-name="Default" office:value-type="float" office:value="-46.5360415817092" calcext:value-type="float">
            <text:p>-46,5360415817092</text:p>
          </table:table-cell>
          <table:table-cell table:style-name="Default" office:value-type="float" office:value="-23.7378922874668" calcext:value-type="float">
            <text:p>-23,7378922874668</text:p>
          </table:table-cell>
          <table:table-cell table:style-name="ce120" office:value-type="string" calcext:value-type="string">
            <text:p>SAÚDE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ATENÇÃO BASICA- SAÚDE BUCAL SORRIDENTE SILVINA</text:p>
          </table:table-cell>
          <table:table-cell table:style-name="Default" office:value-type="float" office:value="-46.5358854933197" calcext:value-type="float">
            <text:p>-46,5358854933197</text:p>
          </table:table-cell>
          <table:table-cell table:style-name="Default" office:value-type="float" office:value="-23.7379660815668" calcext:value-type="float">
            <text:p>-23,7379660815668</text:p>
          </table:table-cell>
          <table:table-cell table:style-name="ce120" office:value-type="string" calcext:value-type="string">
            <text:p>SAÚDE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115" office:value-type="string" calcext:value-type="string">
            <text:p>FERRAZOPOLIS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Default" office:value-type="float" office:value="-46.536535776023" calcext:value-type="float">
            <text:p>-46,536535776023</text:p>
          </table:table-cell>
          <table:table-cell table:style-name="Default" office:value-type="float" office:value="-23.7373726437916" calcext:value-type="float">
            <text:p>-23,7373726437916</text:p>
          </table:table-cell>
          <table:table-cell table:style-name="ce120" office:value-type="string" calcext:value-type="string">
            <text:p>SAÚDE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UBS LEBLON</text:p>
          </table:table-cell>
          <table:table-cell table:style-name="Default" office:value-type="float" office:value="-46.5385950881225" calcext:value-type="float">
            <text:p>-46,5385950881225</text:p>
          </table:table-cell>
          <table:table-cell table:style-name="Default" office:value-type="float" office:value="-23.7231112387522" calcext:value-type="float">
            <text:p>-23,7231112387522</text:p>
          </table:table-cell>
          <table:table-cell table:style-name="ce120" office:value-type="string" calcext:value-type="string">
            <text:p>SAÚDE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UBS FERRAZÓPOLIS</text:p>
          </table:table-cell>
          <table:table-cell table:style-name="Default" office:value-type="float" office:value="-46.5437651559681" calcext:value-type="float">
            <text:p>-46,5437651559681</text:p>
          </table:table-cell>
          <table:table-cell table:style-name="Default" office:value-type="float" office:value="-23.7265273805274" calcext:value-type="float">
            <text:p>-23,7265273805274</text:p>
          </table:table-cell>
          <table:table-cell table:style-name="ce120" office:value-type="string" calcext:value-type="string">
            <text:p>SAÚDE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FERRAZOPOLIS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Default" office:value-type="float" office:value="-46.5486090310046" calcext:value-type="float">
            <text:p>-46,5486090310046</text:p>
          </table:table-cell>
          <table:table-cell table:style-name="Default" office:value-type="float" office:value="-23.7272194351993" calcext:value-type="float">
            <text:p>-23,7272194351993</text:p>
          </table:table-cell>
          <table:table-cell table:style-name="ce120" office:value-type="string" calcext:value-type="string">
            <text:p>SAÚDE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Default" office:value-type="float" office:value="-46.5851635604587" calcext:value-type="float">
            <text:p>-46,5851635604587</text:p>
          </table:table-cell>
          <table:table-cell table:style-name="Default" office:value-type="float" office:value="-23.699424086425" calcext:value-type="float">
            <text:p>-23,699424086425</text:p>
          </table:table-cell>
          <table:table-cell table:style-name="ce120" office:value-type="string" calcext:value-type="string">
            <text:p>EDUCAÇÃ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1" office:value-type="string" calcext:value-type="string">
            <text:p>EMEB COELHO NETO</text:p>
          </table:table-cell>
          <table:table-cell table:style-name="Default" office:value-type="float" office:value="-46.586319099419" calcext:value-type="float">
            <text:p>-46,586319099419</text:p>
          </table:table-cell>
          <table:table-cell table:style-name="Default" office:value-type="float" office:value="-23.7009112729863" calcext:value-type="float">
            <text:p>-23,7009112729863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1" office:value-type="string" calcext:value-type="string">
            <text:p>EMEB CASSIANO RICARDO </text:p>
          </table:table-cell>
          <table:table-cell table:style-name="Default" office:value-type="float" office:value="-46.5811785580963" calcext:value-type="float">
            <text:p>-46,5811785580963</text:p>
          </table:table-cell>
          <table:table-cell table:style-name="Default" office:value-type="float" office:value="-23.699130730733" calcext:value-type="float">
            <text:p>-23,699130730733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Default" office:value-type="float" office:value="-46.580044420042" calcext:value-type="float">
            <text:p>-46,580044420042</text:p>
          </table:table-cell>
          <table:table-cell table:style-name="Default" office:value-type="float" office:value="-23.6986004956933" calcext:value-type="float">
            <text:p>-23,6986004956933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1" office:value-type="string" calcext:value-type="string">
            <text:p>EMEB THALES DE ANDRADE</text:p>
          </table:table-cell>
          <table:table-cell table:style-name="Default" office:value-type="float" office:value="-46.5868667500869" calcext:value-type="float">
            <text:p>-46,5868667500869</text:p>
          </table:table-cell>
          <table:table-cell table:style-name="Default" office:value-type="float" office:value="-23.707272001848" calcext:value-type="float">
            <text:p>-23,707272001848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Default" office:value-type="float" office:value="-46.5866377190771" calcext:value-type="float">
            <text:p>-46,5866377190771</text:p>
          </table:table-cell>
          <table:table-cell table:style-name="Default" office:value-type="float" office:value="-23.7069853819505" calcext:value-type="float">
            <text:p>-23,7069853819505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2" office:value-type="string" calcext:value-type="string">
            <text:p>EMEB LOPES TROVÃO</text:p>
          </table:table-cell>
          <table:table-cell table:style-name="Default" office:value-type="float" office:value="-46.5858882128278" calcext:value-type="float">
            <text:p>-46,5858882128278</text:p>
          </table:table-cell>
          <table:table-cell table:style-name="Default" office:value-type="float" office:value="-23.7066408852883" calcext:value-type="float">
            <text:p>-23,7066408852883</text:p>
          </table:table-cell>
          <table:table-cell table:style-name="ce122" office:value-type="string" calcext:value-type="string">
            <text:p>EDUCAÇ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0" office:value-type="string" calcext:value-type="string">
            <text:p>UBS VILA ROSA</text:p>
          </table:table-cell>
          <table:table-cell table:style-name="Default" office:value-type="float" office:value="-46.5831475753003" calcext:value-type="float">
            <text:p>-46,5831475753003</text:p>
          </table:table-cell>
          <table:table-cell table:style-name="Default" office:value-type="float" office:value="-23.7013952646577" calcext:value-type="float">
            <text:p>-23,7013952646577</text:p>
          </table:table-cell>
          <table:table-cell table:style-name="ce120" office:value-type="string" calcext:value-type="string">
            <text:p>SAÚDE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4">
          <table:table-cell table:style-name="ce116" office:value-type="string" calcext:value-type="string">
            <text:p>INDEPENDÊNCIA</text:p>
          </table:table-cell>
          <table:table-cell table:style-name="ce123" office:value-type="string" calcext:value-type="string">
            <text:p>Independência - Creche/Integral /E.I</text:p>
          </table:table-cell>
          <table:table-cell table:style-name="Default" office:value-type="float" office:value="-46.5845731328517" calcext:value-type="float">
            <text:p>-46,5845731328517</text:p>
          </table:table-cell>
          <table:table-cell table:style-name="Default" office:value-type="float" office:value="-23.7065640559597" calcext:value-type="float">
            <text:p>-23,7065640559597</text:p>
          </table:table-cell>
          <table:table-cell table:style-name="ce123" office:value-type="string" calcext:value-type="string">
            <text:p>EDUCAÇÃO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style-name="ce157"/>
          <table:table-cell table:style-name="ce172" office:value-type="string" calcext:value-type="string">
            <text:p>NOVO</text:p>
          </table:table-cell>
          <table:table-cell table:style-name="ce173"/>
          <table:table-cell table:number-columns-repeated="54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style-name="ce157"/>
          <table:table-cell table:style-name="ce172" office:value-type="string" calcext:value-type="string">
            <text:p>NOVO</text:p>
          </table:table-cell>
          <table:table-cell table:style-name="ce173"/>
          <table:table-cell table:number-columns-repeated="54"/>
        </table:table-row>
        <table:table-row table:style-name="ro1">
          <table:table-cell table:style-name="ce116" office:value-type="string" calcext:value-type="string">
            <text:p>INDEPENDÊNCIA</text:p>
          </table:table-cell>
          <table:table-cell table:style-name="ce120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20" office:value-type="string" calcext:value-type="string">
            <text:p>REQUALIFICAÇÃO DE ÁREAS URBANAS 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style-name="ce157" office:value-type="float" office:value="4" calcext:value-type="float">
            <text:p>4</text:p>
          </table:table-cell>
          <table:table-cell table:style-name="ce172" office:value-type="string" calcext:value-type="string">
            <text:p>REQUALIFICAÇÃO</text:p>
          </table:table-cell>
          <table:table-cell table:style-name="ce173"/>
          <table:table-cell table:number-columns-repeated="54"/>
        </table:table-row>
        <table:table-row table:style-name="ro3">
          <table:table-cell table:style-name="ce117" office:value-type="string" calcext:value-type="string">
            <text:p>JORDANOPÓLIS</text:p>
          </table:table-cell>
          <table:table-cell table:style-name="ce130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30" office:value-type="string" calcext:value-type="string">
            <text:p>REQUALIFICAÇÃO DE ÁREAS URBANAS 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style-name="ce157"/>
          <table:table-cell table:style-name="ce172" office:value-type="string" calcext:value-type="string">
            <text:p>JÁ REALIZADA</text:p>
          </table:table-cell>
          <table:table-cell table:style-name="ce173"/>
          <table:table-cell table:number-columns-repeated="54"/>
        </table:table-row>
        <table:table-row table:style-name="ro1">
          <table:table-cell table:style-name="ce117" office:value-type="string" calcext:value-type="string">
            <text:p>JORDANOPÓLIS</text:p>
          </table:table-cell>
          <table:table-cell table:style-name="ce121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1" office:value-type="string" calcext:value-type="string">
            <text:p>REQUALIFICAÇÃO DE ÁREAS URBANAS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style-name="ce158" office:value-type="float" office:value="2" calcext:value-type="float">
            <text:p>2</text:p>
          </table:table-cell>
          <table:table-cell table:style-name="ce121" office:value-type="string" calcext:value-type="string">
            <text:p>REQUALIFICAÇÃO</text:p>
          </table:table-cell>
          <table:table-cell table:number-columns-repeated="55"/>
        </table:table-row>
        <table:table-row table:style-name="ro3">
          <table:table-cell table:style-name="ce118" office:value-type="string" calcext:value-type="string">
            <text:p>MONTANHÃO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Default" office:value-type="float" office:value="-46.5322302538187" calcext:value-type="float">
            <text:p>-46,5322302538187</text:p>
          </table:table-cell>
          <table:table-cell table:style-name="Default" office:value-type="float" office:value="-23.726542775303" calcext:value-type="float">
            <text:p>-23,726542775303</text:p>
          </table:table-cell>
          <table:table-cell table:style-name="ce131" office:value-type="string" calcext:value-type="string">
            <text:p>EDUCAÇÃO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style-name="ce157" office:value-type="float" office:value="2" calcext:value-type="float">
            <text:p>2</text:p>
          </table:table-cell>
          <table:table-cell table:style-name="ce121" office:value-type="string" calcext:value-type="string">
            <text:p>NOVO</text:p>
          </table:table-cell>
          <table:table-cell table:number-columns-repeated="55"/>
        </table:table-row>
        <table:table-row table:style-name="ro3">
          <table:table-cell table:style-name="ce118" office:value-type="string" calcext:value-type="string">
            <text:p>MONTANHÃO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Default" office:value-type="float" office:value="-46.5486090310046" calcext:value-type="float">
            <text:p>-46,5486090310046</text:p>
          </table:table-cell>
          <table:table-cell table:style-name="Default" office:value-type="float" office:value="-23.7272194351993" calcext:value-type="float">
            <text:p>-23,7272194351993</text:p>
          </table:table-cell>
          <table:table-cell table:style-name="ce132" office:value-type="string" calcext:value-type="string">
            <text:p>EDUCAÇÃO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style-name="ce158" office:value-type="float" office:value="1" calcext:value-type="float">
            <text:p>1</text:p>
          </table:table-cell>
          <table:table-cell table:style-name="ce121" office:value-type="string" calcext:value-type="string">
            <text:p>REFORMA</text:p>
          </table:table-cell>
          <table:table-cell table:number-columns-repeated="55"/>
        </table:table-row>
        <table:table-row table:style-name="ro5">
          <table:table-cell table:style-name="ce118" office:value-type="string" calcext:value-type="string">
            <text:p>MONTANHÃO</text:p>
          </table:table-cell>
          <table:table-cell table:style-name="ce133" office:value-type="string" calcext:value-type="string">
            <text:p>UBS - Vl S. Pedro</text:p>
          </table:table-cell>
          <table:table-cell table:style-name="Default" office:value-type="float" office:value="-46.5265659858994" calcext:value-type="float">
            <text:p>-46,5265659858994</text:p>
          </table:table-cell>
          <table:table-cell table:style-name="Default" office:value-type="float" office:value="-23.7295156255818" calcext:value-type="float">
            <text:p>-23,7295156255818</text:p>
          </table:table-cell>
          <table:table-cell table:style-name="ce133" office:value-type="string" calcext:value-type="string">
            <text:p>SAÚDE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style-name="ce157"/>
          <table:table-cell table:style-name="ce121" office:value-type="string" calcext:value-type="string">
            <text:p>NOVO</text:p>
          </table:table-cell>
          <table:table-cell table:number-columns-repeated="55"/>
        </table:table-row>
        <table:table-row table:style-name="ro3">
          <table:table-cell table:style-name="ce118" office:value-type="string" calcext:value-type="string">
            <text:p>MONTANHÃO</text:p>
          </table:table-cell>
          <table:table-cell table:style-name="ce134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134" office:value-type="string" calcext:value-type="string">
            <text:p>REQUALIFICAÇÃO DE ÁREAS URBANAS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style-name="ce157" office:value-type="float" office:value="1" calcext:value-type="float">
            <text:p>1</text:p>
          </table:table-cell>
          <table:table-cell table:style-name="ce121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118" office:value-type="string" calcext:value-type="string">
            <text:p>MONTANHÃO</text:p>
          </table:table-cell>
          <table:table-cell table:style-name="ce121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1" office:value-type="string" calcext:value-type="string">
            <text:p>REQUALIFICAÇÃO DE ÁREAS URBANAS </text:p>
          </table:table-cell>
          <table:table-cell table:style-name="ce121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style-name="ce158"/>
          <table:table-cell table:style-name="ce172" office:value-type="string" calcext:value-type="string">
            <text:p>REQUALIFICAÇÃO</text:p>
          </table:table-cell>
          <table:table-cell table:style-name="ce173"/>
          <table:table-cell table:number-columns-repeated="54"/>
        </table:table-row>
        <table:table-row table:style-name="ro1">
          <table:table-cell table:style-name="ce118" office:value-type="string" calcext:value-type="string">
            <text:p>MONTANHÃO</text:p>
          </table:table-cell>
          <table:table-cell table:style-name="ce121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1" office:value-type="string" calcext:value-type="string">
            <text:p>REQUALIFICAÇÃO DE ÁREAS URBANAS 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style-name="ce158"/>
          <table:table-cell table:style-name="ce172" office:value-type="string" calcext:value-type="string">
            <text:p>REQUALIFICAÇÃO</text:p>
          </table:table-cell>
          <table:table-cell table:style-name="ce173"/>
          <table:table-cell table:number-columns-repeated="54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Default" office:value-type="float" office:value="-46.5962300318857" calcext:value-type="float">
            <text:p>-46,5962300318857</text:p>
          </table:table-cell>
          <table:table-cell table:style-name="Default" office:value-type="float" office:value="-23.6699619725291" calcext:value-type="float">
            <text:p>-23,6699619725291</text:p>
          </table:table-cell>
          <table:table-cell table:style-name="ce120" office:value-type="string" calcext:value-type="string">
            <text:p>EDUCAÇÃO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Default" office:value-type="float" office:value="-46.5926638838619" calcext:value-type="float">
            <text:p>-46,5926638838619</text:p>
          </table:table-cell>
          <table:table-cell table:style-name="Default" office:value-type="float" office:value="-23.6661337116758" calcext:value-type="float">
            <text:p>-23,6661337116758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1" office:value-type="string" calcext:value-type="string">
            <text:p>EMEB CAETANO DE CAMPOS</text:p>
          </table:table-cell>
          <table:table-cell table:style-name="Default" office:value-type="float" office:value="-46.59212716534" calcext:value-type="float">
            <text:p>-46,59212716534</text:p>
          </table:table-cell>
          <table:table-cell table:style-name="Default" office:value-type="float" office:value="-23.6711961945302" calcext:value-type="float">
            <text:p>-23,6711961945302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1" office:value-type="string" calcext:value-type="string">
            <text:p>EMEB VICENTE DE CARVALHO</text:p>
          </table:table-cell>
          <table:table-cell table:style-name="Default" office:value-type="float" office:value="-46.5848761524251" calcext:value-type="float">
            <text:p>-46,5848761524251</text:p>
          </table:table-cell>
          <table:table-cell table:style-name="Default" office:value-type="float" office:value="-23.6707377640218" calcext:value-type="float">
            <text:p>-23,6707377640218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2" office:value-type="string" calcext:value-type="string">
            <text:p>EMEB ARLINDO FERREIRA </text:p>
          </table:table-cell>
          <table:table-cell table:style-name="Default" office:value-type="float" office:value="-46.5850067524712" calcext:value-type="float">
            <text:p>-46,5850067524712</text:p>
          </table:table-cell>
          <table:table-cell table:style-name="Default" office:value-type="float" office:value="-23.670998306919" calcext:value-type="float">
            <text:p>-23,670998306919</text:p>
          </table:table-cell>
          <table:table-cell table:style-name="ce122" office:value-type="string" calcext:value-type="string">
            <text:p>EDUCAÇÃO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0" office:value-type="string" calcext:value-type="string">
            <text:p>UPA PAULICÉIA</text:p>
          </table:table-cell>
          <table:table-cell table:style-name="Default" office:value-type="float" office:value="-46.5919766167858" calcext:value-type="float">
            <text:p>-46,5919766167858</text:p>
          </table:table-cell>
          <table:table-cell table:style-name="Default" office:value-type="float" office:value="-23.6709087724011" calcext:value-type="float">
            <text:p>-23,6709087724011</text:p>
          </table:table-cell>
          <table:table-cell table:style-name="ce120" office:value-type="string" calcext:value-type="string">
            <text:p>SAÚDE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1" office:value-type="string" calcext:value-type="string">
            <text:p>UPA PAULICÉIA TABOÃO</text:p>
          </table:table-cell>
          <table:table-cell table:style-name="Default" office:value-type="float" office:value="-46.5829677881543" calcext:value-type="float">
            <text:p>-46,5829677881543</text:p>
          </table:table-cell>
          <table:table-cell table:style-name="Default" office:value-type="float" office:value="-23.6710281869353" calcext:value-type="float">
            <text:p>-23,6710281869353</text:p>
          </table:table-cell>
          <table:table-cell table:style-name="ce121" office:value-type="string" calcext:value-type="string">
            <text:p>SAÚDE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2" office:value-type="string" calcext:value-type="string">
            <text:p>SAMU PAULICÉIA TABOÃO</text:p>
          </table:table-cell>
          <table:table-cell table:style-name="Default" office:value-type="float" office:value="-46.5829481816697" calcext:value-type="float">
            <text:p>-46,5829481816697</text:p>
          </table:table-cell>
          <table:table-cell table:style-name="Default" office:value-type="float" office:value="-23.6710283872937" calcext:value-type="float">
            <text:p>-23,6710283872937</text:p>
          </table:table-cell>
          <table:table-cell table:style-name="ce122" office:value-type="string" calcext:value-type="string">
            <text:p>SAÚDE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PAULICEIA</text:p>
          </table:table-cell>
          <table:table-cell table:style-name="ce120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20" office:value-type="string" calcext:value-type="string">
            <text:p>REQUALIFICAÇÃO DE ÁREAS URBANAS 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style-name="ce157"/>
          <table:table-cell table:style-name="ce172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RIO GRANDE</text:p>
          </table:table-cell>
          <table:table-cell table:style-name="ce120" office:value-type="string" calcext:value-type="string">
            <text:p>EMEB RIACHO GRANDE </text:p>
          </table:table-cell>
          <table:table-cell table:style-name="Default" office:value-type="float" office:value="-46.5280899675932" calcext:value-type="float">
            <text:p>-46,5280899675932</text:p>
          </table:table-cell>
          <table:table-cell table:style-name="Default" office:value-type="float" office:value="-23.783601633308" calcext:value-type="float">
            <text:p>-23,783601633308</text:p>
          </table:table-cell>
          <table:table-cell table:style-name="ce120" office:value-type="string" calcext:value-type="string">
            <text:p>EDUCAÇÃO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RIO GRANDE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Default" office:value-type="float" office:value="-46.5285080790038" calcext:value-type="float">
            <text:p>-46,5285080790038</text:p>
          </table:table-cell>
          <table:table-cell table:style-name="Default" office:value-type="float" office:value="-23.7832724004566" calcext:value-type="float">
            <text:p>-23,7832724004566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0" office:value-type="string" calcext:value-type="string">
            <text:p>ED-58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RIO GRANDE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Default" office:value-type="float" office:value="-46.5300352460622" calcext:value-type="float">
            <text:p>-46,5300352460622</text:p>
          </table:table-cell>
          <table:table-cell table:style-name="Default" office:value-type="float" office:value="-23.7829592680254" calcext:value-type="float">
            <text:p>-23,7829592680254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Sexto Guazeli 171</text:p>
          </table:table-cell>
          <table:table-cell table:style-name="ce120" office:value-type="string" calcext:value-type="string">
            <text:p>ED-59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RIO GRANDE</text:p>
          </table:table-cell>
          <table:table-cell table:style-name="ce121" office:value-type="string" calcext:value-type="string">
            <text:p>EMEB BRUNO MASSONE</text:p>
          </table:table-cell>
          <table:table-cell table:style-name="Default" office:value-type="float" office:value="-46.5214784772787" calcext:value-type="float">
            <text:p>-46,5214784772787</text:p>
          </table:table-cell>
          <table:table-cell table:style-name="Default" office:value-type="float" office:value="-23.7753860851346" calcext:value-type="float">
            <text:p>-23,7753860851346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<text:s/>R. Cintra, 20</text:p>
          </table:table-cell>
          <table:table-cell table:style-name="ce120" office:value-type="string" calcext:value-type="string">
            <text:p>ED-6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RIO GRANDE</text:p>
          </table:table-cell>
          <table:table-cell table:style-name="ce121" office:value-type="string" calcext:value-type="string">
            <text:p>SAMU/UPA RIACHO GRANDE</text:p>
          </table:table-cell>
          <table:table-cell table:style-name="Default" office:value-type="float" office:value="-46.5298765492974" calcext:value-type="float">
            <text:p>-46,5298765492974</text:p>
          </table:table-cell>
          <table:table-cell table:style-name="Default" office:value-type="float" office:value="-23.781976532232" calcext:value-type="float">
            <text:p>-23,781976532232</text:p>
          </table:table-cell>
          <table:table-cell table:style-name="ce121" office:value-type="string" calcext:value-type="string">
            <text:p>SAÚDE</text:p>
          </table:table-cell>
          <table:table-cell table:style-name="ce121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style-name="ce157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114" office:value-type="string" calcext:value-type="string">
            <text:p>RIO GRANDE</text:p>
          </table:table-cell>
          <table:table-cell table:style-name="ce121" office:value-type="string" calcext:value-type="string">
            <text:p>UBS RIACHO GRANDE</text:p>
          </table:table-cell>
          <table:table-cell table:style-name="Default" office:value-type="float" office:value="-46.5296843913014" calcext:value-type="float">
            <text:p>-46,5296843913014</text:p>
          </table:table-cell>
          <table:table-cell table:style-name="Default" office:value-type="float" office:value="-23.7798111506531" calcext:value-type="float">
            <text:p>-23,7798111506531</text:p>
          </table:table-cell>
          <table:table-cell table:style-name="ce121" office:value-type="string" calcext:value-type="string">
            <text:p>SAÚDE</text:p>
          </table:table-cell>
          <table:table-cell table:style-name="ce121" office:value-type="string" calcext:value-type="string">
            <text:p>R. Santa Maria, 20</text:p>
          </table:table-cell>
          <table:table-cell table:style-name="ce120" office:value-type="string" calcext:value-type="string">
            <text:p>SAU-20</text:p>
          </table:table-cell>
          <table:table-cell table:style-name="ce158"/>
          <table:table-cell table:style-name="ce172" office:value-type="string" calcext:value-type="string">
            <text:p>EXISTENTE</text:p>
          </table:table-cell>
          <table:table-cell table:number-columns-repeated="55"/>
        </table:table-row>
        <table:table-row table:style-name="ro4">
          <table:table-cell table:style-name="ce114" office:value-type="string" calcext:value-type="string">
            <text:p>RIO GRANDE</text:p>
          </table:table-cell>
          <table:table-cell table:style-name="ce125" office:value-type="string" calcext:value-type="string">
            <text:p>Rio Grande - E.I/ Fundamental / Integral EMEB GRACILIANO RAMOS</text:p>
          </table:table-cell>
          <table:table-cell table:style-name="Default" office:value-type="float" office:value="-46.5291137325692" calcext:value-type="float">
            <text:p>-46,5291137325692</text:p>
          </table:table-cell>
          <table:table-cell table:style-name="Default" office:value-type="float" office:value="-23.7796813490051" calcext:value-type="float">
            <text:p>-23,7796813490051</text:p>
          </table:table-cell>
          <table:table-cell table:style-name="ce125" office:value-type="string" calcext:value-type="string">
            <text:p>EDUCAÇÃO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style-name="ce157" office:value-type="float" office:value="3" calcext:value-type="float">
            <text:p>3</text:p>
          </table:table-cell>
          <table:table-cell table:style-name="ce121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TABOÃO</text:p>
          </table:table-cell>
          <table:table-cell table:style-name="ce120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20" office:value-type="string" calcext:value-type="string">
            <text:p>REQUALIFICAÇÃO DE ÁREAS URBANAS 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style-name="ce157" office:value-type="float" office:value="3" calcext:value-type="float">
            <text:p>3</text:p>
          </table:table-cell>
          <table:table-cell table:style-name="ce172" office:value-type="string" calcext:value-type="string">
            <text:p>REQUALIFICAÇÃO</text:p>
          </table:table-cell>
          <table:table-cell table:style-name="ce173"/>
          <table:table-cell table:number-columns-repeated="54"/>
        </table:table-row>
        <table:table-row table:style-name="ro4">
          <table:table-cell table:style-name="ce115" office:value-type="string" calcext:value-type="string">
            <text:p>TABOÃO</text:p>
          </table:table-cell>
          <table:table-cell table:style-name="ce135" office:value-type="string" calcext:value-type="string">
            <text:p>Taboão - E. Infantil/ Fundamental/ <text:s/>ESCOLA ESTADUAL PROF. JORGE RAHME</text:p>
          </table:table-cell>
          <table:table-cell table:style-name="Default" office:value-type="float" office:value="-46.6055473180288" calcext:value-type="float">
            <text:p>-46,6055473180288</text:p>
          </table:table-cell>
          <table:table-cell table:style-name="Default" office:value-type="float" office:value="-23.6605916062763" calcext:value-type="float">
            <text:p>-23,6605916062763</text:p>
          </table:table-cell>
          <table:table-cell table:style-name="ce135" office:value-type="string" calcext:value-type="string">
            <text:p>EDUCAÇÃO</text:p>
          </table:table-cell>
          <table:table-cell table:style-name="ce135" office:value-type="string" calcext:value-type="string">
            <text:p>Av. do Taboão, 3550 - Vila Santa Luzia, CEP 09656-000</text:p>
          </table:table-cell>
          <table:table-cell table:style-name="ce123"/>
          <table:table-cell table:style-name="ce171"/>
          <table:table-cell table:style-name="ce121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115" office:value-type="string" calcext:value-type="string">
            <text:p>TABOÃO</text:p>
          </table:table-cell>
          <table:table-cell table:style-name="ce121" office:value-type="string" calcext:value-type="string">
            <text:p>Taboão - Creche/Integral</text:p>
          </table:table-cell>
          <table:table-cell table:style-name="Default" office:value-type="float" office:value="-46.6003448937736" calcext:value-type="float">
            <text:p>-46,6003448937736</text:p>
          </table:table-cell>
          <table:table-cell table:style-name="Default" office:value-type="float" office:value="-23.6568346440463" calcext:value-type="float">
            <text:p>-23,6568346440463</text:p>
          </table:table-cell>
          <table:table-cell table:style-name="ce121" office:value-type="string" calcext:value-type="string">
            <text:p>EDUCAÇÃO</text:p>
          </table:table-cell>
          <table:table-cell table:style-name="ce121" office:value-type="string" calcext:value-type="string">
            <text:p>R. dos Alpes, alt. 109 - Suiço, CEP 09663-070</text:p>
          </table:table-cell>
          <table:table-cell table:style-name="ce121"/>
          <table:table-cell table:style-name="ce158"/>
          <table:table-cell table:style-name="ce121" office:value-type="string" calcext:value-type="string">
            <text:p>NOVO</text:p>
          </table:table-cell>
          <table:table-cell table:number-columns-repeated="55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 1" table:style-name="ta2" table:print-ranges="'DIA 1'.A1:'DIA 1'.F40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178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2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3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76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178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3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76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3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3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3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2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9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3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03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03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4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4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4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4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I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4:50:31.5877041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0-12-29T11:01:51.816067246</dc:date>
    <meta:generator>LibreOffice/6.4.6.2$Linux_X86_64 LibreOffice_project/40$Build-2</meta:generator>
    <meta:editing-duration>PT55M34S</meta:editing-duration>
    <meta:editing-cycles>13</meta:editing-cycles>
    <meta:document-statistic meta:table-count="5" meta:cell-count="13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